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 fo:margin-bottom="0.25in"/>
      <style:text-properties fo:font-size="20pt" style:font-size-asian="20pt" fo:language="pl" fo:country="PL"/>
    </style:style>
  </office:automatic-styles>
  <office:body>
    <office:text text:use-soft-page-breaks="true">
      <text:h text:style-name="P1" text:outline-level="1">Des Keisers inexistente Kleidung</text:h>
      <text:p text:style-name="Normal">Es ist schon ein Weilchen her, da kam ne Nute um die Ecke daher!!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 fo:language="de" fo:country="DE"/>
    </style:style>
    <style:style style:name="NoSpacing" style:display-name="No Spacing" style:family="paragraph">
      <style:paragraph-properties fo:margin-bottom="0in" fo:line-height="100%"/>
      <style:text-properties fo:language="de" fo:country="D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10-24T03:55:00Z</meta:creation-date>
    <dc:date>2017-10-24T03:56:00Z</dc:date>
    <meta:template xlink:href="Normal.dotm" xlink:type="simple"/>
    <meta:editing-cycles>2</meta:editing-cycles>
    <meta:editing-duration>PT60S</meta:editing-duration>
    <meta:document-statistic meta:page-count="1" meta:paragraph-count="1" meta:word-count="14" meta:character-count="99" meta:row-count="1" meta:non-whitespace-character-count="86"/>
  </office:meta>
</office:document-meta>
</file>